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3.096cm" style:rel-column-width="11934*"/>
    </style:style>
    <style:style style:name="Table3.B" style:family="table-column">
      <style:table-column-properties style:column-width="3.519cm" style:rel-column-width="13566*"/>
    </style:style>
    <style:style style:name="Table3.C" style:family="table-column">
      <style:table-column-properties style:column-width="4.154cm" style:rel-column-width="16014*"/>
    </style:style>
    <style:style style:name="Table3.D" style:family="table-column">
      <style:table-column-properties style:column-width="6.23cm" style:rel-column-width="2402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background-color="#9900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D1" style:family="table-cell">
      <style:table-cell-properties fo:background-color="#990099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Table_20_Heading">
      <style:paragraph-properties fo:text-align="start" style:justify-single-word="false"/>
      <style:text-properties fo: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JOOScript">[#assign diagram = rootPackage.Diagrams[0]]</text:text-input></text:p>
      <text:p text:style-name="Standard"/>
      <text:p text:style-name="Standard">${diagram.name}</text:p>
      <text:p text:style-name="Standard"/>
      <text:p text:style-name="P1"><text:script script:language="JOOScript">[#function collect_connectors  diagramLinks ]
[#local result =[] ]
[#list diagramLinks as diagramLink]
[#if  !(diagramLink.hidden) &amp;&amp; !(diagramLink.connector.clientEnd.end.isClassifier) &amp;&amp; !(diagramLink.connector.supplierEnd.end.isClassifier) ]
[#local result = result+[diagramLink.connector] ]
[/#if]
[/#list]
[#return result?sort_by("name")]
[/#function]

[#function show_name element]
[#local name = element.name]
[#if !(element.isClassifier)]
[#local name = element.classifier.name]
[/#if]
[#return name]
[/#function]

[#function collect_component_elements diagram]
[#local temp_hash ={} ]
[#list diagram.DiagramObjects as object]
[#if object.element.type == "Component"]
[#local temp_hash = temp_hash+ { object.element.classifier.name : object.element}]
[/#if]
[/#list]
[#local result=[]]
[#list temp_hash?keys?sort as k]
[#local result = result +[temp_hash[k]] ]
[/#list]
[#return result]
[/#function]

[#function show_tag element tag_name]
[#local result = ""]
[#list element.TaggedValues as tg]
[#if tg.name == tag_name ]
[#local result = tg.value]
[/#if]
[/#list]
[#return result]
[/#function]</text:scrip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ID</text:p>
          </table:table-cell>
          <table:table-cell table:style-name="Table3.A1" office:value-type="string">
            <text:p text:style-name="P2">From</text:p>
          </table:table-cell>
          <table:table-cell table:style-name="Table3.A1" office:value-type="string">
            <text:p text:style-name="P2">To</text:p>
          </table:table-cell>
          <table:table-cell table:style-name="Table3.D1" office:value-type="string">
            <text:p text:style-name="P2">Notes</text:p>
          </table:table-cell>
        </table:table-row>
        <table:table-row table:style-name="Table3.1">
          <table:table-cell table:style-name="Table3.A2" office:value-type="string">
            <text:p text:style-name="Table_20_Contents"><text:script script:language="JOOScript">@table:table-row
[#list  collect_connectors(diagram.diagramLinks) as connector]
@/table:table-row
[/#list]</text:script></text:p>
            <text:p text:style-name="Table_20_Contents"><text:text-input text:description="JOOScript">${connector.name}</text:text-input></text:p>
          </table:table-cell>
          <table:table-cell table:style-name="Table3.A2" office:value-type="string">
            <text:p text:style-name="Table_20_Contents"><text:text-input text:description="JOOScript">${show_name(connector.clientEnd.end)}</text:text-input></text:p>
          </table:table-cell>
          <table:table-cell table:style-name="Table3.A2" office:value-type="string">
            <text:p text:style-name="Table_20_Contents"><text:text-input text:description="JOOScript">${show_name(connector.supplierEnd.end)}</text:text-input></text:p>
          </table:table-cell>
          <table:table-cell table:style-name="Table3.D2" office:value-type="string">
            <text:p text:style-name="Table_20_Contents"><text:text-input text:description="JOOScript">${connector.notes}</text:text-input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irko Nasato</meta:initial-creator>
    <meta:creation-date>2005-05-03T14:23:39</meta:creation-date>
    <dc:date>2016-10-02T21:54:14.64</dc:date>
    <dc:language>en-US</dc:language>
    <meta:editing-cycles>151</meta:editing-cycles>
    <meta:editing-duration>PT13H51M6S</meta:editing-duration>
    <meta:document-statistic meta:table-count="1" meta:image-count="0" meta:object-count="0" meta:page-count="1" meta:paragraph-count="12" meta:word-count="23" meta:character-count="194"/>
    <meta:user-defined meta:name="Info 1"/>
    <meta:user-defined meta:name="Info 2"/>
    <meta:user-defined meta:name="Info 3"/>
    <meta:user-defined meta:name="Info 4"/>
  </office:meta>
</office:document-meta>
</file>